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Default_20_Text">
      <style:text-properties fo:font-weight="normal" style:font-weight-asian="normal" style:font-weight-complex="normal"/>
    </style:style>
    <style:style style:name="P2" style:family="paragraph" style:parent-style-name="Default_20_Text">
      <style:text-properties fo:font-weight="bold" style:font-weight-asian="bold" style:font-weight-complex="bold"/>
    </style:style>
    <style:style style:name="P3" style:family="paragraph" style:parent-style-name="Default_20_Text">
      <style:paragraph-properties fo:margin-left="-0.4925in" fo:margin-right="0in" fo:text-indent="0in" style:auto-text-indent="false"/>
    </style:style>
    <style:style style:name="P4" style:family="paragraph" style:parent-style-name="Default_20_Text" style:master-page-name="">
      <style:paragraph-properties fo:margin-left="0in" fo:margin-right="0in" fo:text-indent="0in" style:auto-text-indent="false" style:page-number="auto"/>
    </style:style>
    <style:style style:name="P5" style:family="paragraph" style:parent-style-name="List_20_Indent">
      <style:paragraph-properties fo:margin-left="0in" fo:margin-right="0in" fo:text-indent="0in" style:auto-text-indent="false"/>
    </style:style>
    <style:style style:name="P6" style:family="paragraph" style:parent-style-name="Text_20_Body_20_Indent">
      <style:text-properties fo:font-weight="bold" style:font-weight-asian="bold" style:font-weight-complex="bold"/>
    </style:style>
    <style:style style:name="P7" style:family="paragraph" style:parent-style-name="Text_20_Body_20_Indent">
      <style:text-properties fo:font-size="12pt" style:font-size-asian="12pt" style:font-size-complex="12pt"/>
    </style:style>
    <style:style style:name="P8" style:family="paragraph" style:parent-style-name="Text_20_Body_20_Indent">
      <style:text-properties fo:font-weight="normal" style:font-weight-asian="normal" style:font-weight-complex="normal"/>
    </style:style>
    <style:style style:name="P9" style:family="paragraph" style:parent-style-name="Text_20_Body_20_Indent">
      <style:text-properties fo:font-size="24pt" fo:font-weight="normal" style:font-size-asian="24pt" style:font-weight-asian="normal" style:font-size-complex="24pt" style:font-weight-complex="normal"/>
    </style:style>
    <style:style style:name="P10" style:family="paragraph" style:parent-style-name="Heading_20_3">
      <style:text-properties fo:font-weight="bold" style:font-weight-asian="bold" style:font-weight-complex="bold"/>
    </style:style>
    <style:style style:name="P11" style:family="paragraph" style:parent-style-name="Heading_20_3">
      <style:text-properties fo:font-style="normal" style:font-style-asian="normal" style:font-style-complex="normal"/>
    </style:style>
    <style:style style:name="P12" style:family="paragraph" style:parent-style-name="Heading_20_3">
      <style:text-properties fo:font-style="normal" fo:font-weight="bold" style:font-style-asian="normal" style:font-weight-asian="bold" style:font-style-complex="normal" style:font-weight-complex="bold"/>
    </style:style>
    <style:style style:name="P13" style:family="paragraph" style:parent-style-name="Text_20_Body_20_Single">
      <style:text-properties fo:font-weight="bold" style:font-weight-asian="bold" style:font-weight-complex="bold"/>
    </style:style>
    <style:style style:name="P14" style:family="paragraph" style:parent-style-name="Text_20_Body_20_Single">
      <style:text-properties fo:font-weight="normal" style:font-weight-asian="normal" style:font-weight-complex="normal"/>
    </style:style>
    <style:style style:name="P15" style:family="paragraph" style:parent-style-name="Text_20_Body_20_Single">
      <style:text-properties fo:font-style="normal" style:font-style-asian="normal" style:font-style-complex="normal"/>
    </style:style>
    <style:style style:name="P16" style:family="paragraph" style:parent-style-name="Text_20_Body_20_Single">
      <style:text-properties fo:font-style="normal" fo:font-weight="normal" style:font-style-asian="normal" style:font-weight-asian="normal" style:font-style-complex="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Heading_20_2">
      <style:text-properties fo:font-style="normal" style:font-style-asian="normal" style:font-style-complex="normal"/>
    </style:style>
    <style:style style:name="P19" style:family="paragraph" style:parent-style-name="Heading_20_2">
      <style:text-properties fo:font-weight="normal" style:font-weight-asian="normal" style:font-weight-complex="normal"/>
    </style:style>
    <style:style style:name="P20" style:family="paragraph" style:parent-style-name="Heading_20_1">
      <style:text-properties fo:font-size="24pt" style:font-size-asian="24pt" style:font-size-complex="24pt"/>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Lpar Class</text:h>
      <text:h text:style-name="Heading_20_2" text:outline-level="2"><text:bookmark text:name="creating-instantiating"/>Creating/Instantiating:</text:h>
      <text:p text:style-name="Default_20_Text">To create a new Lpar object, an options hash much be supplied. This options hash can be created manually, passed by some outside source, or even generated by using an HMC that manages a pre-existing LPAR. <text:s/>But in every case, these are the options specified in this hash, with the required fields specified.</text:p>
      <text:p text:style-name="List_20_Indent"/>
      <text:p text:style-name="P2"><text:bookmark text:name="options"/>Options:</text:p>
      <text:p text:style-name="P3"><text:bookmark text:name="password-needed-if-not-using-rsa-keys"/><text:tab/></text:p>
      <text:p text:style-name="P3"><text:tab/><text:span text:style-name="T4">:hmc</text:span> – <text:span text:style-name="T4">(required)</text:span><text:span text:style-name="T5"> The Hmc object representing the HMC that manages (or will manage) this LPAR</text:span>. See the documentation regarding the Hmc class to learn how to use objects of this type.</text:p>
      <text:p text:style-name="P3"><text:bookmark text:name="port-defaults-to-22-if-not-specified"/><text:tab/><text:span text:style-name="T4">:name</text:span> – <text:span text:style-name="T4">(required)</text:span><text:span text:style-name="T5"> The name of the LPAR this object represents.</text:span></text:p>
      <text:p text:style-name="P3"><text:bookmark text:name="key-fully-qualified-location-of-the-rsa-public-key"/><text:tab/><text:span text:style-name="T4">:frame</text:span> – <text:span text:style-name="T4">(required)</text:span><text:span text:style-name="T5"> The name of the frame where this LPAR does (or will) reside.</text:span></text:p>
      <text:p text:style-name="P4"><text:span text:style-name="T4">:des_proc</text:span><text:span text:style-name="T5"> – </text:span><text:span text:style-name="T4">(required)</text:span><text:span text:style-name="T5"> The desired processing units that this LPAR does (or will) have.</text:span></text:p>
      <text:p text:style-name="P5"><text:span text:style-name="T4">:des_vcpu</text:span><text:span text:style-name="T5"> – </text:span><text:span text:style-name="T4">(required)</text:span><text:span text:style-name="T5"> The desired number of virtual CPUs this LPAR does (or will) have.</text:span></text:p>
      <text:p text:style-name="P5"><text:span text:style-name="T4">:des_mem </text:span><text:span text:style-name="T5">– </text:span><text:span text:style-name="T4">(required) </text:span><text:span text:style-name="T5">The desired amount of memory (in MB) this LPAR does (or will) have.</text:span></text:p>
      <text:p text:style-name="P5"><text:span text:style-name="T4">:hostname</text:span><text:span text:style-name="T5"> - <text:s/>The (primary) hostname of the LPAR. Defaults to :name if this is not specified</text:span></text:p>
      <text:p text:style-name="P5"><text:span text:style-name="T4">:min_proc</text:span><text:span text:style-name="T5"> – The Minimum Processing Units that this LPAR is allowed to have. Defaults to options[:des_proc].</text:span></text:p>
      <text:p text:style-name="P5"><text:span text:style-name="T4">:max_proc</text:span><text:span text:style-name="T5"> – The Maximum Processing Units that this LPAR is allowed to have. Defaults to options[:des_proc].</text:span></text:p>
      <text:p text:style-name="P5"><text:span text:style-name="T4">:max_mem</text:span><text:span text:style-name="T5"> – The Maximum Memory (in MB) that this LPAR is allowed to have. Defaults to options[:des_mem].</text:span></text:p>
      <text:p text:style-name="P5"><text:span text:style-name="T4">:min_mem</text:span><text:span text:style-name="T5"> – The Minimum Memory (in MB) that this LPAR is allowed to have. Defaults to options[:des_mem].</text:span></text:p>
      <text:p text:style-name="P5"><text:span text:style-name="T4">:max_vcpu</text:span><text:span text:style-name="T5"> – The Maximum virtual CPUs that this LPAR is allowed to have. Defaults to options[:des_vcpu].</text:span></text:p>
      <text:p text:style-name="P5"><text:span text:style-name="T4">:min_vcpu</text:span><text:span text:style-name="T5"> – The Minimum virtual CPUs that this LPAR is allowed to have. Defaults to options[:des_vcpu].</text:span></text:p>
      <text:p text:style-name="P5"><text:span text:style-name="T4">:max_virt_slots</text:span><text:span text:style-name="T5"> – The maximum number of virtual adapters that this LPAR is allowed to have. Defaults to 30.</text:span></text:p>
      <text:p text:style-name="P5"><text:span text:style-name="T4">:current_profile</text:span><text:span text:style-name="T5"> – The name of the current LPAR profile that is assigned to this LPAR. Defaults to :name + “_profile”.</text:span></text:p>
      <text:p text:style-name="P5"><text:span text:style-name="T4">:default_profile</text:span><text:span text:style-name="T5"> – The name of the default LPAR profile that for this LPAR. Defaults to options[:current_profile].</text:span></text:p>
      <text:p text:style-name="P5"><text:span text:style-name="T4">:sharing_mode</text:span><text:span text:style-name="T5"> – The resource sharing mode that this LPAR uses ('cap' or 'uncap'). Defaults to 'cap'.</text:span></text:p>
      <text:p text:style-name="P5"><text:span text:style-name="T4">:uncap_weight</text:span><text:span text:style-name="T5"> – The Uncapped sharing weight that this LPAR uses if it's :sharing_mode is 'uncap'.</text:span></text:p>
      <text:p text:style-name="P5"><text:span text:style-name="T4">:proc_mode</text:span><text:span text:style-name="T5"> – The Processor sharing mode that this LPAR uses ('shared' or 'unshared'). Defaults to 'shared'.</text:span></text:p>
      <text:p text:style-name="P5"><text:span text:style-name="T4">:id</text:span><text:span text:style-name="T5"> – The LPAR ID that this LPAR currently has. Defaults to nil for new LPARs.</text:span></text:p>
      <text:p text:style-name="P1"/>
      <text:p text:style-name="P1">These options can be populated into a hash manually and passed along to the instantiation. <text:s/>Or, if the LPAR actually already exists on the managing HMC, these attributes can all be populated prior and just passed into the Lpar instantiate. <text:s/>For example, to create an Lpar object for an LPAR named 'test_lpar' residing on the frame 'test_frame', and we have an Hmc object named hmc that manages 'test_frame', this would be how to instantiate it.</text:p>
      <text:h text:style-name="Heading_20_4" text:outline-level="4"><text:bookmark text:name="example-usage"/>Example initialization</text:h>
      <text:p text:style-name="P17">options_hash = hmc.get_lpar_options(“test_frame”,”test_lpar”)</text:p>
      <text:p text:style-name="P17">#If test_lpar doesn't already exist, options_hash </text:p>
      <text:p text:style-name="P17">#must be externally supplied or populated manually</text:p>
      <text:p text:style-name="P17">lpar = Lpar.new(options_hash)</text:p>
      <text:p text:style-name="P1"/>
      <text:h text:style-name="Heading_20_2" text:outline-level="2">Create/Delete an LPAR</text:h>
      <text:p text:style-name="Text_20_Body_20_Single">To create or delete the LPAR from it's frame, simply call create() or delete() to perform the specified command against it's managing HMC. <text:s/>An error will be flagged if you are trying to create an LPAR that already exists and a warning will be flagged if you are trying to delete an LPAR that doesn't exist. <text:s/>If Vio objects are usable and represent the VIO servers that serve storage to this LPAR, you can supply delete() with an optional parameter of vio_array which is expected to be a two element array of Vio objects. <text:s/>If this isn't supplied, the VIO servers to detach disks from are attempted to be determined by inspecting this LPARs vSCSI adapters for VIO servers:</text:p>
      <text:p text:style-name="Preformatted_20_Text">lpar.create</text:p>
      <text:p text:style-name="Preformatted_20_Text">lpar.delete</text:p>
      <text:p text:style-name="Preformatted_20_Text">OR</text:p>
      <text:p text:style-name="Preformatted_20_Text">lpar.delete([vio1,vio2]) #Assuming vio1 and vio2 were instantiated previously</text:p>
      <text:p text:style-name="Text_20_Body_20_Single"/>
      <text:h text:style-name="Heading_20_2" text:outline-level="2">Rename an LPAR</text:h>
      <text:p text:style-name="Text_20_Body_20_Single">To rename an LPAR, simply call the rename() function against that Lpar object:</text:p>
      <text:p text:style-name="Preformatted_20_Text">lpar.rename(“new_name”)</text:p>
      <text:p text:style-name="Preformatted_20_Text">lpar.name =&gt; “new_name”</text:p>
      <text:p text:style-name="Text_20_Body_20_Single"/>
      <text:h text:style-name="Heading_20_2" text:outline-level="2">Activate an LPAR</text:h>
      <text:p text:style-name="Text_20_Body_20_Single">To activate an LPAR, you can call the activate() function against that Lpar object. <text:s/>A specific profile to activate may be cited as a parameter, otherwise the Lpar's current_profile attribute is used:</text:p>
      <text:p text:style-name="Preformatted_20_Text">lpar.activate <text:s/>#Activates the LPAR with it's current profile</text:p>
      <text:p text:style-name="Preformatted_20_Text">lpar.activate(“custom_profile”) #Activates <text:s/>the LPAR with “custom_profile”</text:p>
      <text:p text:style-name="Text_20_Body_20_Single"/>
      <text:h text:style-name="Heading_20_2" text:outline-level="2">Shutting down an LPAR</text:h>
      <text:p text:style-name="Text_20_Body_20_Single">There are two functions that can be used to shutdown an Lpar. <text:s/>There is hard_shutdown() and soft_shutdown(). <text:s/>hard_shutdown() immediately powers down the LPAR without suspending the OS or anything. <text:s/>soft_shutdown() initiates an OS-level shutdown of the LPAR:</text:p>
      <text:p text:style-name="Preformatted_20_Text">lpar.hard_shutdown</text:p>
      <text:p text:style-name="Preformatted_20_Text">lpar.soft_shutdown</text:p>
      <text:p text:style-name="Text_20_Body_20_Single"/>
      <text:h text:style-name="Heading_20_2" text:outline-level="2">Check the status of an LPAR</text:h>
      <text:p text:style-name="Text_20_Body_20_Single">The current status of an LPAR (Not Activated, Open Firmware, Running, Shutting Down, etc) can be found by simply executing the check_state() function against an Lpar object. <text:s/>The Lpar's state (as observed by the managing HMC), will be returned as a String:</text:p>
      <text:p text:style-name="Preformatted_20_Text">lpar.check_state <text:s text:c="2"/>=&gt; <text:s/>“Not Activated”</text:p>
      <text:p text:style-name="Preformatted_20_Text"/>
      <text:p text:style-name="Preformatted_20_Text"/>
      <text:h text:style-name="Heading_20_2" text:outline-level="2">Managing Compute Resources</text:h>
      <text:p text:style-name="Text_20_Body_20_Single">The Lpar class can be used to add/remove Virtual CPUs, Processing Units, and Memory from an LPAR. <text:s/>The Lpar class keeps track of desired_proc_units, min_proc_units, max_proc_units, desired_vcpu, min_vcpu, max_vcpu, desired_memory, min_memory, and max_memory. The 'desired' values represent the currently allocated amount of Processing Units (CPU fractions from the frame), Virtual CPUs, and Memory (in MB). <text:s/>The 'min' and 'max' values are used by the HMC (and the Lpar class) to prevent allocation/deallocation of these resources above or below a certain point. <text:s/>If desired, though, all of these values can be modified. <text:s/>If it is a min/max resource, the LPAR must be power-cycled for it to take effect, but all 'desired' changes can happen without the need for a power-cycle. <text:s/>The following are examples of how to modify these attributes using Lpar:</text:p>
      <text:p text:style-name="Preformatted_20_Text">lpar.max_vcpu += 2</text:p>
      <text:p text:style-name="Preformatted_20_Text">lpar.desired_vcpu = 2</text:p>
      <text:p text:style-name="Preformatted_20_Text">lpar.min_vcpu = 2</text:p>
      <text:p text:style-name="Preformatted_20_Text">lpar.max_proc_units += 0.5</text:p>
      <text:p text:style-name="Preformatted_20_Text">lpar.desired_proc_units +=0.25</text:p>
      <text:p text:style-name="Preformatted_20_Text">lpar.min_proc_units -= 0.5</text:p>
      <text:p text:style-name="Preformatted_20_Text">lpar.max_memory += 2048</text:p>
      <text:p text:style-name="Preformatted_20_Text">lpar.desired_memory = 4096</text:p>
      <text:p text:style-name="Preformatted_20_Text">lpar.min_memory +=1024</text:p>
      <text:h text:style-name="Heading_20_2" text:outline-level="2"/>
      <text:h text:style-name="Heading_20_2" text:outline-level="2">Managing vSCSI Adapters</text:h>
      <text:p text:style-name="Text_20_Body_20_Single">The Lpar class can be used to add and remove Virtual SCSI adapters to/from an LPAR. <text:s/>In order to attach disks to an LPAR, it must have a pair of vSCSI adapters that each attach to one of the Virtual I/O servers in the environment's Storage VIO pair. <text:s/>Meaning that the LPAR will need to have one vSCSI that attaches it to the primary VIO and another vSCSI that attaches it to the secondary VIO. <text:s/>So, the Lpar class provides a facility to create a vSCSI adapter and attach it between itself and a server LPAR (usually a Vio, who's class functionality is discussed elsewhere). <text:s/>vSCSI adapters can also be removed from an Lpar (by specifying the server LPAR that the vSCSI to remove is attached to, and optionally a Vscsi object representing it). <text:s/>Here are a few examples of using add_vscsi() and remove_vscsi():</text:p>
      <text:p text:style-name="Preformatted_20_Text">#Two Server LPARs to attach vSCSIs to, where “test_frame” is the frame</text:p>
      <text:p text:style-name="Preformatted_20_Text">#of our LPAR and where the LPARs “vio_test_1” and “vio_test_2” already reside.</text:p>
      <text:p text:style-name="Preformatted_20_Text">#hmc is assumed to be the Hmc object managing our LPAR and the VIOs.</text:p>
      <text:p text:style-name="Preformatted_20_Text">vio1 = Vio.new(hmc, “test_frame”, “vio_test_1”)</text:p>
      <text:p text:style-name="Preformatted_20_Text">vio2 = Vio.new(hmc, “test_frame”, “vio_test_2”)</text:p>
      <text:p text:style-name="Preformatted_20_Text">lpar.add_vscsi(vio1)</text:p>
      <text:p text:style-name="Preformatted_20_Text">lpar.add_vscsi(vio2)</text:p>
      <text:p text:style-name="Preformatted_20_Text">adapter_array = lpar.get_vscsi_adapters</text:p>
      <text:p text:style-name="Preformatted_20_Text">=&gt; [#&lt;Vscsi:0x00000000e294b0 …...&gt;, #&lt;Vscsi:0x00000000e292f8 …..&gt;] <text:s text:c="2"/></text:p>
      <text:p text:style-name="Preformatted_20_Text">#Array of Vscsis attached to this LPAR</text:p>
      <text:p text:style-name="Preformatted_20_Text">lpar.remove_vscsi(vio1,adapter_array[0]) <text:s/>#Actual Vscsi object to remove is an optional parameter</text:p>
      <text:p text:style-name="Preformatted_20_Text">lpar.remove_vscsi(vio2)</text:p>
      <text:h text:style-name="Heading_20_2" text:outline-level="2">Managing vNIC Adapters</text:h>
      <text:p text:style-name="Text_20_Body_20_Single">The Lpar class can be used to add and remove Virtual NIC adapters to/from an LPAR. <text:s/>In order to attach a vNIC to an LPAR, you must provide the VLAN which the NIC will attach to. <text:s/>In order to remove a vNIC from an LPAR, you must provide the virtual slot number which the vNIC currently occupies. Here is an example of the call to create_vnic() and remove_vnic():</text:p>
      <text:p text:style-name="Preformatted_20_Text">lpar.create_vnic(74)</text:p>
      <text:p text:style-name="Preformatted_20_Text">lpar.craete_vnic(75, “76,77,78”) </text:p>
      <text:p text:style-name="Preformatted_20_Text">#Second parameter is an optional comma delimited list of additional VLANS to attach to</text:p>
      <text:p text:style-name="Preformatted_20_Text">lpar.get_vnic_adapters</text:p>
      <text:p text:style-name="Preformatted_20_Text">=&gt; [#&lt;Vnic:0x00000001094650 @virtual_slot_num=2, @is_ieee=1, @vlan_id=74, @additional_vlan_ids="", @is_trunk=0, @is_required=1&gt;, #&lt;Vnic:0x00000001094448 <text:span text:style-name="T4">@virtual_slot_num=3</text:span>, @is_ieee=1, @vlan_id=73, @additional_vlan_ids="", @is_trunk=0, @is_required=1&gt;]</text:p>
      <text:p text:style-name="Preformatted_20_Text">lpar.remove_vnic(3)</text:p>
      <text:p text:style-name="Text_20_Body_20_Single"/>
      <text:h text:style-name="Heading_20_2" text:outline-level="2">Attribute List:</text:h>
      <text:h text:style-name="Heading_20_3" text:outline-level="3">Accessor Attributes</text:h>
      <text:p text:style-name="Text">@min_proc_units, @max_proc_units, @desired_proc_units, @min_memory, @max_memory, @desired_memory, @min_vcpu, @max_vcpu, @desired_vcpu, @hostname, @uncap_weight, @max_virtual_slots</text:p>
      <text:p text:style-name="Text_20_Body_20_Indent"/>
      <text:h text:style-name="Heading_20_3" text:outline-level="3">Read-only Attributes</text:h>
      <text:p text:style-name="Text">@hmc, @proc_mode, @sharing_mode, @name, @id, @current_profile, @default_profile, @frame</text:p>
      <text:h text:style-name="P18" text:outline-level="2">Function List:</text:h>
      <text:h text:style-name="P19" text:outline-level="2">Public functions</text:h>
      <text:h text:style-name="P11" text:outline-level="3">create</text:h>
      <text:p text:style-name="P15">Uses the attributes defined for the Lpar object to execute an HMC command against it's HMC to create the actual LPAR object that this Ruby object represents. <text:s/>Returns an error if the LPAR that this object represents already exists at the time that this function is called.</text:p>
      <text:h text:style-name="P11" text:outline-level="3">delete(vio_array = nil)</text:h>
      <text:p text:style-name="P15">Executes a hard_shutdown() on the Lpar, attempts to remove all disks from the LPAR, and removes the actual LPAR from it's frame after it is fully powered down. <text:s/>If vio_array is specified on the command line, it is assumed to be an array of Vio objects containing the VIO pair that serves storage to this LPAR and all disks are removed from the LPAR and unmapped from both VIOs. <text:s/>If vio_array is not specified, the LPAR tries to inspect it's vSCSI adapters to determine what it's VIOs are – if it cannot be determined (ie, the LPAR has vSCSIs attached to more servers than just the VIO servers), then disk removal is not done by delete() and the LPAR is just destroyed. <text:s/>Returns a warning and does nothing if the LPAR to be deleted does not actually exist.</text:p>
      <text:h text:style-name="P11" text:outline-level="3">rename(newname) → newname</text:h>
      <text:p text:style-name="P15">Executes a 'chsyscfg' HMC command to rename the LPAR to the name specified (also sets @name to the new name as well)</text:p>
      <text:h text:style-name="P11" text:outline-level="3">activate(profile_name = @current_profile)</text:h>
      <text:p text:style-name="P15">Executes an HMC command to activate the LPAR with the partition profile specified, otherwise it just defaults to using @current_profile.</text:p>
      <text:h text:style-name="P11" text:outline-level="3">hard_shutdown</text:h>
      <text:p text:style-name="P15">Executes an HMC command against the LPAR to initiate an immediate shutdown of it.</text:p>
      <text:h text:style-name="P11" text:outline-level="3">soft_shutdown</text:h>
      <text:p text:style-name="P15">Executes an HMC command against the LPAR to initiate an OS-level shutdown of it.</text:p>
      <text:h text:style-name="P11" text:outline-level="3">check_state → String</text:h>
      <text:p text:style-name="P15">Execute an 'lssyscfg' command on the HMC to return the current status of the LPAR, as a String.</text:p>
      <text:h text:style-name="Heading_20_3" text:outline-level="3">exists? → true of false</text:h>
      <text:p text:style-name="Text_20_Body_20_Single">Returns a value of true if the LPAR that this object represents exists on it's managing frame. <text:s/>Returns a value of false if the LPAR that this object represents does not already exist on it's managing frame.</text:p>
      <text:p text:style-name="P15"/>
      <text:h text:style-name="P11" text:outline-level="3">is_running? → true or false</text:h>
      <text:p text:style-name="P15">Returns true if the LPAR's current state is “Running”, false otherwise</text:p>
      <text:h text:style-name="P11" text:outline-level="3">not_activated? → true or false</text:h>
      <text:p text:style-name="P15">Returns true if the LPAR's current state is “Not Activated”, false otherwise</text:p>
      <text:h text:style-name="P11" text:outline-level="3">get_info → String</text:h>
      <text:p text:style-name="P15">Returns the full output from the HMC when executing a non-filtered 'lssyscfg' against the LPAR.</text:p>
      <text:h text:style-name="P11" text:outline-level="3">id → @id</text:h>
      <text:p text:style-name="P15">Returns the LPAR ID.</text:p>
      <text:h text:style-name="P11" text:outline-level="3">current_profile → @current_profile</text:h>
      <text:p text:style-name="P15">Returns the currently activated profile.</text:p>
      <text:h text:style-name="P11" text:outline-level="3">default_profile → @default_profile</text:h>
      <text:p text:style-name="P15">Returns the default partition profile name for this LPAR.</text:p>
      <text:h text:style-name="P11" text:outline-level="3">get_mac_address → String</text:h>
      <text:p text:style-name="P15">Returns the MAC Address of the LPAR, if it has a vNIC.</text:p>
      <text:h text:style-name="P11" text:outline-level="3">set_attr_profile(units, hmc_label)</text:h>
      <text:p text:style-name="P15">This function executes a 'chsyscfg' command against this LPAR in order to change the LPAR profile attribute name specified by hmc_label to be the value specified by units.</text:p>
      <text:h text:style-name="P11" text:outline-level="3">set_attr_and_reactivate(units, hmc_label)</text:h>
      <text:p text:style-name="Text_20_Body_20_Single"><text:span text:style-name="T1">Does the same thing as </text:span><text:span text:style-name="T2">set_attr_profile()</text:span><text:span text:style-name="T3"> except that after changing the partition profile's attribute, the LPAR is shutdown and reactivate so that the change takes effect.</text:span></text:p>
      <text:h text:style-name="P12" text:outline-level="3">desired_proc_units=(units) → units</text:h>
      <text:p text:style-name="P16">Modifies the LPAR's Desired Processing units to be the value specified by units. <text:s/>This value is changed on the LPARs current partition profile, but also directly on the hardware of the machine via DLPAR.</text:p>
      <text:h text:style-name="P11" text:outline-level="3">max_proc_units=(units) → units</text:h>
      <text:p text:style-name="P15">Modifies the LPAR's Maximum Processing units to be the value specified by units. <text:s/>This value is changed on the LPAR's current partition profile and then the LPAR is immediately reactivated so that this takes full effect.</text:p>
      <text:p text:style-name="P15"/>
      <text:h text:style-name="P11" text:outline-level="3">min_proc_units=(units) → units</text:h>
      <text:p text:style-name="P15">Modifies the LPAR's Minimum Processing units to be the value specified by units. <text:s/>This value is changed on the LPAR's current partition profile and then the LPAR is immediately reactivated so that this takes full effect.</text:p>
      <text:h text:style-name="P12" text:outline-level="3">desired_vcpu=(units) → units</text:h>
      <text:p text:style-name="P16">Modifies the LPAR's Desired Virtual CPU count to be the value specified by units. <text:s/>This value is changed on the LPAR's current partition profile, but also directly on the hardware of the machine via DLPAR.</text:p>
      <text:h text:style-name="P11" text:outline-level="3">min_vcpu=(units)</text:h>
      <text:p text:style-name="P15">Modifies the LPAR's Minimum Virtual CPU count to be the value specified by units. <text:s/>This value is changed on the LPAR's current partition profile and then the LPAR is immediately reactivated so that this takes full effect.</text:p>
      <text:h text:style-name="P11" text:outline-level="3">max_vcpu=(units)</text:h>
      <text:p text:style-name="P15">Modifies the LPAR's Maximum Virtual CPU count to be the value specified by units. <text:s/>This value is changed on the LPAR's current partition profile and then the LPAR is immediately reactivated so that this takes full effect.</text:p>
      <text:h text:style-name="P12" text:outline-level="3">desired_memory=(units)</text:h>
      <text:p text:style-name="P16">Modifies the LPAR's Desired Memory to be the value specified by units. <text:s/>This value is changed on <text:s/>the LPAR's current partition profile, but also directly on the hardware of the machine via DLPAR.</text:p>
      <text:h text:style-name="P11" text:outline-level="3">min_memory=(units)</text:h>
      <text:p text:style-name="P15">Modifies the LPAR's Minimum Memory to be the value specified by units. <text:s/>This value is changed on the LPAR's current partition profile and then the LPAR is immediately reactivated so that this takes full effect.</text:p>
      <text:h text:style-name="P11" text:outline-level="3">max_memory=(units)</text:h>
      <text:p text:style-name="P15">Modifies the LPAR's Maximum Memory to be the value specified by units. <text:s/>This value is changed on the LPAR's current partition profile and then the LPAR is immediately reactivated so that this takes full effect.</text:p>
      <text:h text:style-name="Heading_20_3" text:outline-level="3">uncap_weight=(units)</text:h>
      <text:p text:style-name="Text_20_Body_20_Single">Modifies the LPAR's Uncapped Processor Weight to the value specified by units, but only if this LPAR has @sharing_mode set to “uncap”. <text:s/></text:p>
      <text:h text:style-name="Heading_20_3" text:outline-level="3">max_virtual_slots=(units)</text:h>
      <text:p text:style-name="Text_20_Body_20_Single">Modifies the LPAR's allowed Maximum number of virtual adapters to be the value specified by units. <text:s/>If the new value specified is lower than a virtual adapter slot that is currently occupied by a virtual adapter, the function fails out citing that it cannot reduce the max number of virtual adapters because something occupies a slot larger than units.</text:p>
      <text:h text:style-name="Heading_20_3" text:outline-level="3">get_vscsi_adapters → [Vscsi1, Vscsi2, … , VscsiN]</text:h>
      <text:p text:style-name="Text_20_Body_20_Single">Returns an array of Vscsi objects that represent vSCSI adapters that are currently attached to this LPAR. <text:s/>If there are no vSCSI adapters attached to this LPAR, an empty array is returned.</text:p>
      <text:h text:style-name="Heading_20_3" text:outline-level="3">get_max_virtual_slots → int</text:h>
      <text:p text:style-name="Text_20_Body_20_Single">Runs an HMC command to get the current maximum number of virtual adapters that the LPAR can have. <text:s/><text:span text:style-name="T4">max_virtual_slots() </text:span><text:span text:style-name="T5">(the accessor method to max_virtual_slots) accomplishes the same thing without executing an HMC command.</text:span></text:p>
      <text:h text:style-name="P10" text:outline-level="3">get_used_virtual_slots → [int]</text:h>
      <text:p text:style-name="P14">Returns an array of integers each representing a virtual adapter slot that is currently occupied by a virtual adapter.</text:p>
      <text:h text:style-name="Heading_20_3" text:outline-level="3">get_available_slot(type = nil) → int</text:h>
      <text:p text:style-name="Text_20_Body_20_Single">Returns the lowest available adapter slot that is not currently occupied by a virtual adapter. <text:s/>If you supply the optional type parameter with “eth”, it looks for available adapter slots below 11, as well (vSCSI adapters typically occupy slots above 10).</text:p>
      <text:h text:style-name="Heading_20_3" text:outline-level="3">remove_vscsi(server_lpar, adapter_details = nil)</text:h>
      <text:p text:style-name="Text_20_Body_20_Single">Removes the vSCSI adapter described by adapter_details (a Vscsi object) that connects this LPAR with it's server LPAR (most often a VIO). <text:s/>If adapter_details is not supplied, the function simply looks for <text:span text:style-name="T4">any</text:span> vSCSI adapter that connects this LPAR to server_lpar.</text:p>
      <text:h text:style-name="Heading_20_3" text:outline-level="3">remove_vscsi_from_profile(server_lpar, vscsi)</text:h>
      <text:p text:style-name="Text_20_Body_20_Single">Removes the specified Vscsi object from both the LPAR this is called on as well as the server_lpar specified.</text:p>
      <text:h text:style-name="Heading_20_3" text:outline-level="3">remove_vscsi_dlpar(server_lpar, vscsi)</text:h>
      <text:p text:style-name="Text_20_Body_20_Single">If either the client LPAR (the Lpar this function is called on) or the server lpar (server_lpar) are currently activated, this function removes the specified Vscsi object (vscsi) from both this Lpar and server_lpar via DLPAR.</text:p>
      <text:h text:style-name="Heading_20_3" text:outline-level="3">add_vscsi(server_lpar) → [client_slot_num, server_slot_num]</text:h>
      <text:p text:style-name="Text_20_Body_20_Single">Creates a vSCSI adapter between this Lpar (the Lpar that this was called on) and the server LPAR (server_lpar). <text:s/>This is done against the current LPAR profile of both LPARs as well as done via DLPAR on whichever ones are currently activated. <text:s/>This function returns a two element int array, the first element being the slot number that was used on the client side and the second element being the slot number that was used on the server side.</text:p>
      <text:h text:style-name="Heading_20_3" text:outline-level="3">add_vscsi_to_profile(server_lpar) → [client_slot_num, server_slot_num]</text:h>
      <text:p text:style-name="Text_20_Body_20_Single">Used by <text:span text:style-name="T4">add_vscsi()</text:span><text:span text:style-name="T5"> to add a new vSCSI adapter to the current LPAR profiles of this LPAR and server_lpar. Returns a two element int array, the first element being the client slot number used by this new adapter and the second element being the server slot number used by this new adapter.</text:span></text:p>
      <text:h text:style-name="P10" text:outline-level="3">add_vscsi_dlpar(server_lpar, client_slot_to_use = nil, server_slot_to_use = nil)</text:h>
      <text:p text:style-name="P13"><text:span text:style-name="T5">Used by </text:span>add_vscsi()<text:span text:style-name="T5"> to add a new vSCSI adapter to the either running LPAR (this LPAR and/or server_lpar) via DLPAR. If the second two parameters are not provided, then the function simply adds then to the lowest available virtual slot on both LPARs.</text:span></text:p>
      <text:h text:style-name="Heading_20_3" text:outline-level="3">add_storage(primary_vio, secondary_vio, size_in_gb)</text:h>
      <text:p text:style-name="Text_20_Body_20_Single">This function leverages functionality in the Vio class to add a subset of the available disks on both primary_vio and secondary_vio (the pair of VIO servers that serve storage to this LPAR) to this LPAR based on the size requested, in GB, by size_in_gb.</text:p>
      <text:h text:style-name="Heading_20_3" text:outline-level="3">remove_storage(primary_vio, secondary_vio)</text:h>
      <text:p text:style-name="Text_20_Body_20_Single">Removes/deallocates all storage from this LPAR and unmaps all of these disks from their vhosts on the specified Primary and Secondary VIO servers (primary_vio and secondary_vio).</text:p>
      <text:h text:style-name="Heading_20_3" text:outline-level="3">remove_disk(primary_vio, secondary_vio, pvid)</text:h>
      <text:p text:style-name="Text_20_Body_20_Single">Removes/deallocates a disk from the LPAR specified by the PVID of the disk to remove. <text:s/>This function takes primary_vio and secondary_vio as the Primary and Secondary VIO servers used by this LPAR, and removes the specified disk from whatever vhost it currently resides in, in effect removing the disk from this LPAR.</text:p>
      <text:h text:style-name="Heading_20_3" text:outline-level="3">get_vnic_adapters → [Vnic1, Vnic2, …, VnicN]</text:h>
      <text:p text:style-name="Text_20_Body_20_Single">Returns an array of Vnic objects that each represent a vNIC adapter that is currently attached to this LPAR.</text:p>
      <text:h text:style-name="P10" text:outline-level="3">create_vnic(vlan_id, addl_vlan_ids = “”)</text:h>
      <text:p text:style-name="P14">Creates a virtual NIC adapter on the Lpar, assigning it the VLAN ID specified by vlan_id. <text:s/>Specifying the optional parameter addl_vlan_ids, a comma-delimited string of <text:span text:style-name="T4">additional</text:span> VLAN IDs to connect this vNIC to, those VLAN IDs will also be used in the creation of thie vNIC.</text:p>
      <text:h text:style-name="Heading_20_3" text:outline-level="3">create_vnic_profile(slot_number, vlan_id, addl_vlan_ids, is_trunk, is_required)</text:h>
      <text:p text:style-name="Text_20_Body_20_Single">Used by <text:span text:style-name="T4">create_vnic</text:span> - Using the virtual adapter slot number slot_number, the VLAN ID vlan_id, any (or no) additional VLAN IDs in addl_vlan_ids, <text:s/>a 0/1 value for whether this connects to a Trunk VLAN in is_trunk, and a 0/1 value for whether this adapter is required for activation in is_required, this function creates a new vNIC on the Lpar's current partition profile.</text:p>
      <text:h text:style-name="Heading_20_3" text:outline-level="3">create_vnic_dlpar(slot_number, vlan_id)</text:h>
      <text:p text:style-name="Text_20_Body_20_Single">Used by <text:span text:style-name="T4">create_vnic</text:span> – Using the virtual adapter slot number slot_number and the VLAN ID vlan_id, this function creates a vNIC adapter on the LPAR via DLPAR if the LPAR is currently in the 'Running' state.</text:p>
      <text:h text:style-name="Heading_20_3" text:outline-level="3">remove_vnic(slot_number)</text:h>
      <text:p text:style-name="Text_20_Body_20_Single">Removes a vNIC adapter from this LPAR that occupies the virtual adapter slot denoted by slot_number. <text:s/>If not vNIC occupies that virtual adapter slot, an error is returned citing that.</text:p>
      <text:h text:style-name="Heading_20_3" text:outline-level="3">remove_vnic_profile(vnic)</text:h>
      <text:p text:style-name="Text_20_Body_20_Single">Using the Vnic object specified, remove the vNIC adapter that vnic represents from this LPAR's profile.</text:p>
      <text:h text:style-name="Heading_20_3" text:outline-level="3">remove_vnic_dlpar(slot_number)</text:h>
      <text:p text:style-name="Text_20_Body_20_Single">Removes the vNIC adapter from this LPAR in the virtual adapter slot denoted by slot_number via DLPAR command if the LPAR is currently in running state. <text:s/>If the LPAR is not activated, nothing is done.</text:p>
      <text:h text:style-name="P19" text:outline-level="2">Private functions</text:h>
      <text:h text:style-name="P11" text:outline-level="3">set_proc_units_dlpar(units)</text:h>
      <text:p text:style-name="P14"><text:span text:style-name="T1">Used by </text:span><text:span text:style-name="T2">desired_proc_units=()</text:span><text:span text:style-name="T1"> to set the current desired processing units via DLPAR.</text:span></text:p>
      <text:h text:style-name="P11" text:outline-level="3">set_vcpu_dlpar(units)</text:h>
      <text:p text:style-name="P14"><text:span text:style-name="T1">Used by </text:span><text:span text:style-name="T2">desired_vcpu=()</text:span><text:span text:style-name="T1"> to set the current desired virtual CPU count via DLPAR.</text:span></text:p>
      <text:h text:style-name="P11" text:outline-level="3">set_memory_dlpar(units)</text:h>
      <text:p text:style-name="P14"><text:span text:style-name="T1">Used by </text:span><text:span text:style-name="T2">desired_memory=()</text:span><text:span text:style-name="T1"> to set the current desired memory via DLPAR.</text:span></text:p>
      <text:h text:style-name="Heading_20_3" text:outline-level="3">clean_vadapter_string(vadapter_string) → String</text:h>
      <text:p text:style-name="Text_20_Body_20_Single">A utility function that handles Strings describing multiple virtual adapters that is included in the output of some HMC level commands. <text:s/>Returns the empty string if the input parameter vadapter_string is equal to 'none', as the HMC will return that if no vadapters are connected to an LPAR. <text:s/>Returns vadapter_string (which is assumed to be vadapter output from the HMC) without any quotation marks around them.</text:p>
      <text:h text:style-name="Heading_20_3" text:outline-level="3">parse_vscsi_syntax(vscsi_string) → {:virtual_slot_num, :client_or_server, :remote_lpar_id, :remote_lpar_name, :remote_slot_num, :is_required}</text:h>
      <text:p text:style-name="Text_20_Body_20_Single">Utility function that uses <text:span text:style-name="T4">parse_slash_delim_string() </text:span><text:span text:style-name="T5">to parse the input vscsi_string into a has with the follow keys whose values a represented as follows:</text:span></text:p>
      <text:p text:style-name="Text_20_Body_20_Indent"><text:span text:style-name="T4">:virtual_slot_num</text:span><text:span text:style-name="T5"> → the virtual slot number used by this vSCSI on the client LPAR.</text:span></text:p>
      <text:p text:style-name="Text_20_Body_20_Indent"><text:span text:style-name="T4">:client_or_server</text:span><text:span text:style-name="T5"> → a string containing either “client” or “server” describing which side of the adapter this LPAR is on.</text:span></text:p>
      <text:p text:style-name="Text_20_Body_20_Indent"><text:span text:style-name="T4">:remote_lpar_id</text:span><text:span text:style-name="T5"> → the LPAR ID of the other LPAR that this vSCSI connects to.</text:span></text:p>
      <text:p text:style-name="Text_20_Body_20_Indent"><text:span text:style-name="T4">:remote_lpar_name</text:span><text:span text:style-name="T5"> → the name of the other LPAR that this vSCSI connects to.</text:span></text:p>
      <text:p text:style-name="Text_20_Body_20_Indent"><text:span text:style-name="T4">:remote_slot_num</text:span><text:span text:style-name="T5"> → the virtual slot number used by this vSCSI on the server LPAR.</text:span></text:p>
      <text:p text:style-name="Text_20_Body_20_Indent"><text:span text:style-name="T4">:is_required</text:span><text:span text:style-name="T5"> → a 0/1 value denoting if this vSCSI is/isn't required during LPAR activation.</text:span></text:p>
      <text:p text:style-name="P8"/>
      <text:p text:style-name="P8"/>
      <text:h text:style-name="Heading_20_3" text:outline-level="3">parse_vserial_syntax(vserial_string) → {:virtual_slot_num, :client_or_server, :supports_hmc, :remote_lpar_id, :remote_lpar_name, :remote_slot_num, :is_required}</text:h>
      <text:p text:style-name="Text_20_Body_20_Single">Utility function that uses <text:span text:style-name="T4">parse_slash_delim_string() </text:span><text:span text:style-name="T5">to parse the input vserial_string into a has with the follow keys whose values a represented as follows:</text:span></text:p>
      <text:p text:style-name="Text_20_Body_20_Indent"><text:span text:style-name="T4">:virtual_slot_num</text:span><text:span text:style-name="T5"> → the virtual slot number used by this virtual Serial adapter on the client LPAR.</text:span></text:p>
      <text:p text:style-name="Text_20_Body_20_Indent"><text:span text:style-name="T4">:client_or_server</text:span><text:span text:style-name="T5"> → a string containing either “client” or “server” describing which side of the adapter this LPAR is on.</text:span></text:p>
      <text:p text:style-name="P6">:supports_hmc<text:span text:style-name="T5"> → 0/1 value describing whether this virtual Serial adapter supports management by HMC </text:span></text:p>
      <text:p text:style-name="Text_20_Body_20_Indent"><text:span text:style-name="T4">:remote_lpar_id</text:span><text:span text:style-name="T5"> → the LPAR ID of the other LPAR that this virtual Serial adapter connects to.</text:span></text:p>
      <text:p text:style-name="Text_20_Body_20_Indent"><text:span text:style-name="T4">:remote_lpar_name</text:span><text:span text:style-name="T5"> → the name of the other LPAR that this virtual Serial adapter connects to.</text:span></text:p>
      <text:p text:style-name="Text_20_Body_20_Indent"><text:span text:style-name="T4">:remote_slot_num</text:span><text:span text:style-name="T5"> → the virtual slot number used by this virtual Serial adapter on the server LPAR.</text:span></text:p>
      <text:p text:style-name="Text_20_Body_20_Indent"><text:span text:style-name="T4">:is_required</text:span><text:span text:style-name="T5"> → a 0/1 value denoting if this virtual Serial adapter is/isn't required during LPAR activation.</text:span></text:p>
      <text:p text:style-name="P9"/>
      <text:h text:style-name="Heading_20_3" text:outline-level="3">parse_vnic_syntax(vnic_string) → {:virtual_slot_num, :is_ieee, :port_vlan_id, :additional_vlan_ids, :is_trunk, :is_required}</text:h>
      <text:p text:style-name="Text_20_Body_20_Single">Utility function that uses <text:span text:style-name="T4">parse_slash_delim_string() </text:span><text:span text:style-name="T5">to parse the input vnic_string into a has with the follow keys whose values a represented as follows:</text:span></text:p>
      <text:p text:style-name="Text_20_Body_20_Indent"><text:span text:style-name="T4">:virtual_slot_num</text:span><text:span text:style-name="T5"> → the virtual slot number used by this vNIC on the client LPAR.</text:span></text:p>
      <text:p text:style-name="Text_20_Body_20_Indent"><text:span text:style-name="T4">:is_ieee</text:span><text:span text:style-name="T5"> → 0/1 value describing whether or not this adapter is IEEE compatible..?.</text:span></text:p>
      <text:p text:style-name="P6">:port_vlan_id<text:span text:style-name="T5"> → the VLAN ID this vNIC attaches to. </text:span></text:p>
      <text:p text:style-name="Text_20_Body_20_Indent"><text:span text:style-name="T4">:additional_vlan_ids</text:span><text:span text:style-name="T5"> → comma-delimited string of additional VLANS this vNIC connects to.</text:span></text:p>
      <text:p text:style-name="Text_20_Body_20_Indent"><text:span text:style-name="T4">:is_trunk</text:span><text:span text:style-name="T5"> → a 0/1 value denoting whether this vNIC connects to a trunk VLAN.</text:span></text:p>
      <text:p text:style-name="P7"><text:span text:style-name="T4">:is_required</text:span><text:span text:style-name="T5"> → a 0/1 value denoting if this virtual Serial adapter is/isn't required during LPAR activation.</text:span></text:p>
      <text:h text:style-name="P10" text:outline-level="3">parse_slash_delim_string(slash_string, field_specs) → Hash</text:h>
      <text:p text:style-name="P14">Given the slash delimited string denoted by the slash_string parameter and the array field_specs, which is a list of symbols, this function splits slash_string on slashes and returns a hash which the keys denoted in field_specs, assigning each hash entry the value that appeared in slash_string, in the same exact order as the keys are listed in field_spe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next-style-name="List_20_Indent"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_20_Single" style:default-outline-level="3" style:list-style-name="" style:class="text">
      <style:text-properties style:font-name="Liberation Serif" fo:font-size="14pt" fo:font-weight="bold" style:font-name-asian="文泉驛等寬正黑"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_20_Single" style:default-outline-level="2" style:list-style-name="">
      <style:text-properties style:font-name="Liberation Serif" fo:font-size="18pt" fo:font-weight="bold" style:font-name-asian="文泉驛等寬正黑" style:font-size-asian="18pt" style:font-weight-asian="bold" style:font-name-complex="Lohit Devanagari" style:font-size-complex="18pt" style:font-weight-complex="bold"/>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_20_Single" style:default-outline-level="10" style:list-level="1"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Single" style:default-outline-level="9" style:list-level="1"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Single" style:default-outline-level="8" style:list-level="1"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Single" style:default-outline-level="7" style:list-level="1"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_20_Single" style:default-outline-level="6" style:list-level="1"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_20_Single" style:default-outline-level="5" style:list-level="1"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List_20_Contents" style:display-name="List Contents" style:family="paragraph" style:parent-style-name="Default_20_Text" style:class="html">
      <style:paragraph-properties fo:margin-left="0.3937in" fo:margin-right="0in" fo:text-indent="0in" style:auto-text-indent="false"/>
    </style:style>
    <style:style style:name="Preformatted_20_Text" style:display-name="Preformatted Text" style:family="paragraph" style:parent-style-name="Default_20_Text"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_20_left" style:display-name="Header left"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Text" style:family="paragraph" style:parent-style-name="Caption" style:class="extra"/>
    <style:style style:name="Text_20_Body_20_Indent" style:display-name="Text Body Indent" style:family="paragraph" style:parent-style-name="Default_20_Text">
      <style:paragraph-properties fo:margin-left="0.1965in" fo:margin-right="0in"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0-09T10:09:30</meta:creation-date>
    <dc:date>2014-10-22T15:23:41</dc:date>
    <meta:editing-duration>PT25H55M59S</meta:editing-duration>
    <meta:editing-cycles>6</meta:editing-cycles>
    <meta:generator>IBM_Lotus_Symphony/3.0$Linux OpenOffice.org_project/310m11$Build-9399</meta:generator>
    <meta:document-statistic meta:table-count="0" meta:image-count="0" meta:object-count="0" meta:page-count="11" meta:paragraph-count="224" meta:word-count="3597" meta:character-count="23464"/>
    <meta:user-defined meta:name="Info 1"/>
    <meta:user-defined meta:name="Info 2"/>
    <meta:user-defined meta:name="Info 3"/>
    <meta:user-defined meta:name="Info 4"/>
  </office:meta>
</office:document-meta>
</file>